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P2" style:family="paragraph" style:parent-style-name="Standard">
      <style:paragraph-properties style:line-height-at-least="0.1944in"/>
      <style:text-properties style:font-name="Helvetica" fo:font-size="12.0pt" fo:background-color="#f0f0f0"/>
    </style:style>
    <style:style style:name="T1" style:family="text">
      <style:text-properties fo:letter-spacing="0.0000in"/>
    </style:style>
    <style:style style:name="TableColumn1" style:family="table-column">
      <style:table-column-properties style:column-width="3.4625in" style:rel-column-width="32767*"/>
    </style:style>
  </office:automatic-styles>
  <office:body>
    <office:text>
      <text:p text:style-name="P1">ReadMe </text:p>
      <text:p text:style-name="P1"/>
      <text:p text:style-name="P1">Made by Vignesh Palaniappan (<text:a xlink:type="simple" xlink:href="http://vigneshp.com/">http://vigneshp.com/</text:a>) for Zenefits UI Engineering Intern.</text:p>
      <text:p text:style-name="P1"/>
      <text:p text:style-name="P1">I decided to to take on Option 1: <text:s/></text:p>
      <text:p text:style-name="P2"><text:span text:style-name="T1">Create a mobile web app that allows you create, edit, and view short notes. Notes are just small textual items, like to-do lists.</text:span></text:p>
      <text:p text:style-name="P2"><text:span text:style-name="T1">- Notes should be stored using browser local storage</text:span></text:p>
      <text:p text:style-name="P2"><text:span text:style-name="T1">- The app should be usable on a standard mobile browser</text:span></text:p>
      <text:p text:style-name="P2"><text:span text:style-name="T1"/></text:p>
      <text:p text:style-name="P2"><text:span text:style-name="T1">The app that I created is called Refleq. The purpose of the app is to allow users to reflect on their daily lives by journaling their thoughts in categorized sections. I created Refleq, because personally I feel the positive impact of journaling such as being more mindful and grateful daily. Users will be able to add, edit, and delete journal entries which are stored in local storage. I used Ionic framework to develop this app, as a result the web app is compatible with iOS and android platforms. The primary languages I used to develop the app include AngularJs, Html5, and CSS. Given more time I am planning on adding filter to organize and search journal entries, implementing some sort of pin/security system, and lastly ability to add a daily photo to the journal entry. <text:s/></text:span></text:p>
      <text:p text:style-name="P2"><text:span text:style-name="T1"/></text:p>
      <text:p text:style-name="P2"><text:span text:style-name="T1">Open Web app </text:span></text:p>
      <text:p text:style-name="P2"><text:span text:style-name="T1">1. Go into project directory (…/todo) through terminal </text:span></text:p>
      <text:p text:style-name="P2"><text:span text:style-name="T1">2. npm install -g cordova ionic</text:span></text:p>
      <text:p text:style-name="P2"><text:span text:style-name="T1">3. ionic serve</text:span></text:p>
      <text:p text:style-name="P2"><text:span text:style-name="T1"/></text:p>
      <text:p text:style-name="P2"><text:span text:style-name="T1">Open iOS app </text:span></text:p>
      <text:p text:style-name="P2"><text:span text:style-name="T1">1. platforms/ios/refleq.xcodeproj</text:span></text:p>
      <text:p text:style-name="P2"><text:span text:style-name="T1">2. Build app on Xcode </text:span></text:p>
      <text:p text:style-name="P2"><text:span text:style-name="T1">or </text:span></text:p>
      <text:p text:style-name="P2"><text:span text:style-name="T1">1. Go into project directory (…/todo) through terminal </text:span></text:p>
      <text:p text:style-name="P2"><text:span text:style-name="T1">2. npm install -g cordova ionic</text:span></text:p>
      <text:p text:style-name="P2"><text:span text:style-name="T1">3. ionic emulate ios </text:span></text:p>
      <text:p text:style-name="P2"><text:span text:style-name="T1"/></text:p>
      <text:p text:style-name="P2"><text:span text:style-name="T1">I quickly put together an icon and splash screen for iOS platform using Sketch included in iconDesign.sketch. </text:span></text:p>
      <text:p text:style-name="P2"><text:span text:style-name="T1"/></text:p>
      <text:p text:style-name="P2"><text:span text:style-name="T1">Check out both platforms! I hope you enjoy Refleq, and I look forward to hearing your though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office:meta>
</office:document-meta>
</file>